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0.5cm" svg:height="3.806cm" svg:x="9.5cm" svg:y="7cm">
          <draw:text-box>
            <text:p/>
          </draw:text-box>
        </draw:frame>
        <draw:frame draw:style-name="gr1" draw:layer="layout" svg:width="20cm" svg:height="0.962cm" svg:x="3.5cm" svg:y="6.5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9T14:55:41</meta:creation-date>
    <meta:editing-duration>PT00H00M28S</meta:editing-duration>
    <meta:editing-cycles>2</meta:editing-cycles>
    <dc:date>2009-10-29T14:56:03</dc:date>
    <meta:document-statistic meta:object-count="25"/>
    <meta:generator>OpenOffice.org/3.0$Unix OpenOffice.org_project/300m15$Build-9379</meta:generator>
  </office:meta>
</office:document-meta>
</file>